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 style:font-size-asian="72pt" style:font-size-complex="7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72pt" fo:font-weight="bold" style:font-size-asian="72pt" style:font-size-complex="7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 Ty jesteś Bogiem</text:span><text:span text:style-name="T1"><text:line-break/></text:span><text:span text:style-name="T1">Panem jedynym</text:span><text:span text:style-name="T1"><text:line-break/></text:span><text:span text:style-name="T1">Twej Miłości Miłosiernej</text:span><text:span text:style-name="T1"><text:line-break/></text:span><text:span text:style-name="T1">powierzam moje życ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5-19T16:40:16</meta:creation-date>
    <dc:date>2012-07-17T20:55:46</dc:date>
    <dc:language>pl-PL</dc:language>
    <meta:editing-cycles>12</meta:editing-cycles>
    <meta:editing-duration>PT5M3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